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4.098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149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566cm"/>
    </style:style>
    <style:style style:name="co7" style:family="table-column">
      <style:table-column-properties fo:break-before="auto" style:column-width="4.8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1" style:family="table-cell" style:parent-style-name="Default" style:data-style-name="N0"/>
    <style:style style:name="ce2" style:family="table-cell" style:parent-style-name="Default" style:data-style-name="N81"/>
    <style:style style:name="ce3" style:family="table-cell" style:parent-style-name="Default" style:data-style-name="N3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2" table:default-cell-style-name="ce1"/>
        <table:table-column table:style-name="co7" table:default-cell-style-name="ce1"/>
        <table:table-column table:style-name="co3" table:number-columns-repeated="16372" table:default-cell-style-name="ce1"/>
        <table:table-row table:style-name="ro1">
          <table:table-cell table:style-name="ce4" office:value-type="string" calcext:value-type="string">
            <text:p>Linear model </text:p>
          </table:table-cell>
          <table:table-cell table:style-name="ce4" office:value-type="string" calcext:value-type="string">
            <text:p>steady shear </text:p>
          </table:table-cell>
          <table:table-cell table:style-name="ce4" office:value-type="string" calcext:value-type="string">
            <text:p>Epsilon = 0.25</text:p>
          </table:table-cell>
          <table:table-cell table:number-columns-repeated="8"/>
          <table:table-cell table:formula="of:=CONCATENATE([.A1];[.B1];[.C1];[.D1])" office:value-type="string" office:string-value="Linear model steady shear Epsilon = 0.25" calcext:value-type="string">
            <text:p>Linear model steady shear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2" office:value-type="float" office:value="0.00000665991" calcext:value-type="float">
            <text:p>6,66E-06</text:p>
          </table:table-cell>
          <table:table-cell office:value-type="float" office:value="0.03330045" calcext:value-type="float">
            <text:p>0,033300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857" calcext:value-type="float">
            <text:p>2,71E-05</text:p>
          </table:table-cell>
          <table:table-cell/>
          <table:table-cell table:formula="of:=[.C4]/[.A4]" office:value-type="float" office:value="333.0045" calcext:value-type="float">
            <text:p>333,004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4" calcext:value-type="float">
            <text:p>0,0006659994</text:p>
          </table:table-cell>
          <table:table-cell office:value-type="float" office:value="0.3329998" calcext:value-type="float">
            <text:p>0,33299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6978" calcext:value-type="float">
            <text:p>9,99E-09</text:p>
          </table:table-cell>
          <table:table-cell/>
          <table:table-cell table:formula="of:=[.C5]/[.A5]" office:value-type="float" office:value="332.9998" calcext:value-type="float">
            <text:p>332,9998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01812" calcext:value-type="float">
            <text:p>9,90E-09</text:p>
          </table:table-cell>
          <table:table-cell table:style-name="ce3"/>
          <table:table-cell table:formula="of:=[.C6]/[.A6]" office:value-type="float" office:value="332.9834" calcext:value-type="float">
            <text:p>332,983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541" calcext:value-type="float">
            <text:p>6,594541</text:p>
          </table:table-cell>
          <table:table-cell office:value-type="float" office:value="33.13595" calcext:value-type="float">
            <text:p>33,135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7867872" calcext:value-type="float">
            <text:p>7,87E-09</text:p>
          </table:table-cell>
          <table:table-cell table:style-name="ce3"/>
          <table:table-cell table:formula="of:=[.C7]/[.A7]" office:value-type="float" office:value="331.3595" calcext:value-type="float">
            <text:p>331,3595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5.8125" calcext:value-type="float">
            <text:p>395,8125</text:p>
          </table:table-cell>
          <table:table-cell office:value-type="float" office:value="256.7154" calcext:value-type="float">
            <text:p>256,71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652753" calcext:value-type="float">
            <text:p>8,65E-09</text:p>
          </table:table-cell>
          <table:table-cell table:style-name="ce3"/>
          <table:table-cell table:formula="of:=[.C8]/[.A8]" office:value-type="float" office:value="256.7154" calcext:value-type="float">
            <text:p>256,7154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61.705" calcext:value-type="float">
            <text:p>4061,705</text:p>
          </table:table-cell>
          <table:table-cell office:value-type="float" office:value="822.3587" calcext:value-type="float">
            <text:p>822,358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4149238" calcext:value-type="float">
            <text:p>4,15E-09</text:p>
          </table:table-cell>
          <table:table-cell table:style-name="ce3"/>
          <table:table-cell table:formula="of:=[.C9]/[.A9]" office:value-type="float" office:value="82.23587" calcext:value-type="float">
            <text:p>82,2358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97.65" calcext:value-type="float">
            <text:p>21897,65</text:p>
          </table:table-cell>
          <table:table-cell office:value-type="float" office:value="1909.439" calcext:value-type="float">
            <text:p>1909,43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788828" calcext:value-type="float">
            <text:p>8,79E-09</text:p>
          </table:table-cell>
          <table:table-cell table:style-name="ce3"/>
          <table:table-cell table:formula="of:=[.C10]/[.A10]" office:value-type="float" office:value="19.09439" calcext:value-type="float">
            <text:p>19,09439</text:p>
          </table:table-cell>
          <table:table-cell table:style-name="ce2"/>
          <table:table-cell table:number-columns-repeated="2"/>
          <table:table-cell>
            <draw:frame draw:z-index="0" draw:name="Diagramm 2" draw:style-name="gr1" svg:width="16.616cm" svg:height="13.613cm" svg:x="0.086cm" svg:y="0.396cm">
              <draw:object draw:notify-on-update-of-ranges="Tabelle1.A4:Tabelle1.A14 Tabelle1.A1:Tabelle1.A1 Tabelle1.K4:Tabelle1.K14 Tabelle1.A19:Tabelle1.A29 Tabelle1.B16:Tabelle1.B16 Tabelle1.K19:Tabelle1.K29 Tabelle1.A50:Tabelle1.A60 Tabelle1.A47:Tabelle1.A47 Tabelle1.K50:Tabelle1.K60 Tabelle1.A65:Tabelle1.A74 Tabelle1.A62:Tabelle1.A62 Tabelle1.K65:Tabelle1.K7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6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4834.8" calcext:value-type="float">
            <text:p>104834,8</text:p>
          </table:table-cell>
          <table:table-cell office:value-type="float" office:value="4177.917" calcext:value-type="float">
            <text:p>4177,9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8447126" calcext:value-type="float">
            <text:p>8,45E-09</text:p>
          </table:table-cell>
          <table:table-cell table:style-name="ce3"/>
          <table:table-cell table:formula="of:=[.C11]/[.A11]" office:value-type="float" office:value="4.177917" calcext:value-type="float">
            <text:p>4,177917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489825.8" calcext:value-type="float">
            <text:p>4,90E+05</text:p>
          </table:table-cell>
          <table:table-cell office:value-type="float" office:value="9030.846" calcext:value-type="float">
            <text:p>9030,84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15471" calcext:value-type="float">
            <text:p>9,15E-09</text:p>
          </table:table-cell>
          <table:table-cell table:style-name="ce3"/>
          <table:table-cell table:formula="of:=[.C12]/[.A12]" office:value-type="float" office:value="0.9030846" calcext:value-type="float">
            <text:p>0,9030846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276801" calcext:value-type="float">
            <text:p>2,28E+06</text:p>
          </table:table-cell>
          <table:table-cell office:value-type="float" office:value="19470.19" calcext:value-type="float">
            <text:p>19470,1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458745" calcext:value-type="float">
            <text:p>9,46E-09</text:p>
          </table:table-cell>
          <table:table-cell table:style-name="ce3"/>
          <table:table-cell table:formula="of:=[.C13]/[.A13]" office:value-type="float" office:value="0.1947019" calcext:value-type="float">
            <text:p>0,1947019</text:p>
          </table:table-cell>
          <table:table-cell table:style-name="ce2"/>
          <table:table-cell table:number-columns-repeated="1637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0570500" calcext:value-type="float">
            <text:p>1,06E+07</text:p>
          </table:table-cell>
          <table:table-cell office:value-type="float" office:value="41948.1" calcext:value-type="float">
            <text:p>41948,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044443" calcext:value-type="float">
            <text:p>9,04E-09</text:p>
          </table:table-cell>
          <table:table-cell table:style-name="ce3"/>
          <table:table-cell table:formula="of:=[.C14]/[.A14]" office:value-type="float" office:value="0.0419481" calcext:value-type="float">
            <text:p>0,0419481</text:p>
          </table:table-cell>
          <table:table-cell table:style-name="ce2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near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25</text:p>
          </table:table-cell>
          <table:table-cell table:number-columns-repeated="8"/>
          <table:table-cell table:formula="of:=CONCATENATE([.A16];[.B16];[.C16];[.D16])" office:value-type="string" office:string-value="Linear model steady uniaxial elongation Epsilon = 0.25" calcext:value-type="string">
            <text:p>Linear model steady uniaxial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float" office:value="0" calcext:value-type="float">
            <text:p>0</text:p>
          </table:table-cell>
          <table:table-cell office:value-type="float" office:value="-0.03329712" calcext:value-type="float">
            <text:p>-0,03329712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316" calcext:value-type="float">
            <text:p>2,71E-05</text:p>
          </table:table-cell>
          <table:table-cell/>
          <table:table-cell table:formula="of:=([.B19]-[.E19])/[.A19]" office:value-type="float" office:value="999.1134" calcext:value-type="float">
            <text:p>999,1134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7" calcext:value-type="float">
            <text:p>0,6673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float" office:value="0" calcext:value-type="float">
            <text:p>0</text:p>
          </table:table-cell>
          <table:table-cell office:value-type="float" office:value="-0.3326668" calcext:value-type="float">
            <text:p>-0,332666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6953" calcext:value-type="float">
            <text:p>9,97E-09</text:p>
          </table:table-cell>
          <table:table-cell/>
          <table:table-cell table:formula="of:=([.B20]-[.E20])/[.A20]" office:value-type="float" office:value="1000.0005" calcext:value-type="float">
            <text:p>1000,0005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643106" calcext:value-type="float">
            <text:p>9,64E-09</text:p>
          </table:table-cell>
          <table:table-cell/>
          <table:table-cell table:formula="of:=([.B21]-[.E21])/[.A21]" office:value-type="float" office:value="1009.1403" calcext:value-type="float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7209" calcext:value-type="float">
            <text:p>81,5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float" office:value="0" calcext:value-type="float">
            <text:p>0</text:p>
          </table:table-cell>
          <table:table-cell office:value-type="float" office:value="-29.82653" calcext:value-type="float">
            <text:p>-29,8265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227142" calcext:value-type="float">
            <text:p>8,23E-09</text:p>
          </table:table-cell>
          <table:table-cell/>
          <table:table-cell table:formula="of:=([.B22]-[.E22])/[.A22]" office:value-type="float" office:value="1113.9862" calcext:value-type="float">
            <text:p>1113,986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79.716" calcext:value-type="float">
            <text:p>1979,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float" office:value="0" calcext:value-type="float">
            <text:p>0</text:p>
          </table:table-cell>
          <table:table-cell office:value-type="float" office:value="-99.80782" calcext:value-type="float">
            <text:p>-99,8078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68558" calcext:value-type="float">
            <text:p>6,86E-10</text:p>
          </table:table-cell>
          <table:table-cell/>
          <table:table-cell table:formula="of:=([.B23]-[.E23])/[.A23]" office:value-type="float" office:value="2079.52382" calcext:value-type="float">
            <text:p>2079,52382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71.01" calcext:value-type="float">
            <text:p>2587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float" office:value="0" calcext:value-type="float">
            <text:p>0</text:p>
          </table:table-cell>
          <table:table-cell office:value-type="float" office:value="-110.0556" calcext:value-type="float">
            <text:p>-110,055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8580716" calcext:value-type="float">
            <text:p>8,58E-10</text:p>
          </table:table-cell>
          <table:table-cell/>
          <table:table-cell table:formula="of:=([.B24]-[.E24])/[.A24]" office:value-type="float" office:value="2598.10656" calcext:value-type="float">
            <text:p>2598,1065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623.8" calcext:value-type="float">
            <text:p>26562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float" office:value="0" calcext:value-type="float">
            <text:p>0</text:p>
          </table:table-cell>
          <table:table-cell office:value-type="float" office:value="-110.9073" calcext:value-type="float">
            <text:p>-110,907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946035" calcext:value-type="float">
            <text:p>5,95E-09</text:p>
          </table:table-cell>
          <table:table-cell/>
          <table:table-cell table:formula="of:=([.B25]-[.E25])/[.A25]" office:value-type="float" office:value="2657.347073" calcext:value-type="float">
            <text:p>2657,347073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223" calcext:value-type="float">
            <text:p>266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float" office:value="0" calcext:value-type="float">
            <text:p>0</text:p>
          </table:table-cell>
          <table:table-cell office:value-type="float" office:value="-110.9938" calcext:value-type="float">
            <text:p>-110,993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2168371" calcext:value-type="float">
            <text:p>2,17E-09</text:p>
          </table:table-cell>
          <table:table-cell/>
          <table:table-cell table:formula="of:=([.B26]-[.E26])/[.A26]" office:value-type="float" office:value="2663.3339938" calcext:value-type="float">
            <text:p>2663,3339938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6639220" calcext:value-type="float">
            <text:p>2,66E+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float" office:value="0" calcext:value-type="float">
            <text:p>0</text:p>
          </table:table-cell>
          <table:table-cell office:value-type="float" office:value="-110.9226" calcext:value-type="float">
            <text:p>-110,922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6311351" calcext:value-type="float">
            <text:p>6,31E-09</text:p>
          </table:table-cell>
          <table:table-cell/>
          <table:table-cell table:formula="of:=([.B27]-[.E27])/[.A27]" office:value-type="float" office:value="2663.93309226" calcext:value-type="float">
            <text:p>2663,93309226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66399200" calcext:value-type="float">
            <text:p>2,66E+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float" office:value="0" calcext:value-type="float">
            <text:p>0</text:p>
          </table:table-cell>
          <table:table-cell office:value-type="float" office:value="-111.4222" calcext:value-type="float">
            <text:p>-111,422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6028784" calcext:value-type="float">
            <text:p>6,03E-09</text:p>
          </table:table-cell>
          <table:table-cell/>
          <table:table-cell table:formula="of:=([.B28]-[.E28])/[.A28]" office:value-type="float" office:value="2663.993114222" calcext:value-type="float">
            <text:p>2663,993114222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663999000" calcext:value-type="float">
            <text:p>2,66E+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float" office:value="0" calcext:value-type="float">
            <text:p>0</text:p>
          </table:table-cell>
          <table:table-cell office:value-type="float" office:value="-111.4213" calcext:value-type="float">
            <text:p>-111,421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6016471" calcext:value-type="float">
            <text:p>6,02E-10</text:p>
          </table:table-cell>
          <table:table-cell/>
          <table:table-cell table:formula="of:=([.B29]-[.E29])/[.A29]" office:value-type="float" office:value="2663.9991114213" calcext:value-type="float">
            <text:p>2663,9991114213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Linear model </text:p>
          </table:table-cell>
          <table:table-cell office:value-type="string" calcext:value-type="string">
            <text:p>steady planar elongation </text:p>
          </table:table-cell>
          <table:table-cell office:value-type="string" calcext:value-type="string">
            <text:p>Epsilon = 0.25</text:p>
          </table:table-cell>
          <table:table-cell table:number-columns-repeated="8"/>
          <table:table-cell table:formula="of:=CONCATENATE([.A31];[.B31];[.C31];[.D31])" office:value-type="string" office:string-value="Linear model steady planar elongation Epsilon = 0.25" calcext:value-type="string">
            <text:p>Linear model steady planar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422" calcext:value-type="float">
            <text:p>0,066614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758" calcext:value-type="float">
            <text:p>-0,06658758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2705857" calcext:value-type="float">
            <text:p>2,71E-05</text:p>
          </table:table-cell>
          <table:table-cell/>
          <table:table-cell table:formula="of:=([.B34]-[.G34])/[.A34]" office:value-type="float" office:value="1332.018" calcext:value-type="float">
            <text:p>1332,018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33" calcext:value-type="float">
            <text:p>0,667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93" calcext:value-type="float">
            <text:p>-0,664669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9509" calcext:value-type="float">
            <text:p>9,99E-09</text:p>
          </table:table-cell>
          <table:table-cell/>
          <table:table-cell table:formula="of:=([.B35]-[.G35])/[.A35]" office:value-type="float" office:value="1332.0026" calcext:value-type="float">
            <text:p>1332,0026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84872" calcext:value-type="float">
            <text:p>9,88E-09</text:p>
          </table:table-cell>
          <table:table-cell/>
          <table:table-cell table:formula="of:=([.B36]-[.G36])/[.A36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2027" calcext:value-type="float">
            <text:p>81,220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9051" calcext:value-type="float">
            <text:p>-54,59051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7757254" calcext:value-type="float">
            <text:p>7,76E-09</text:p>
          </table:table-cell>
          <table:table-cell/>
          <table:table-cell table:formula="of:=([.B37]-[.G37])/[.A37]" office:value-type="float" office:value="1358.1078" calcext:value-type="float">
            <text:p>1358,107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42.126" calcext:value-type="float">
            <text:p>1942,1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3.3529" calcext:value-type="float">
            <text:p>-153,352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07493541" calcext:value-type="float">
            <text:p>7,49E-10</text:p>
          </table:table-cell>
          <table:table-cell/>
          <table:table-cell table:formula="of:=([.B38]-[.G38])/[.A38]" office:value-type="float" office:value="2095.4789" calcext:value-type="float">
            <text:p>2095,4789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817.05" calcext:value-type="float">
            <text:p>25817,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4329" calcext:value-type="float">
            <text:p>-165,432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445263" calcext:value-type="float">
            <text:p>4,45E-09</text:p>
          </table:table-cell>
          <table:table-cell/>
          <table:table-cell table:formula="of:=([.B39]-[.G39])/[.A39]" office:value-type="float" office:value="2598.24829" calcext:value-type="float">
            <text:p>2598,24829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68.4" calcext:value-type="float">
            <text:p>265568,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3985" calcext:value-type="float">
            <text:p>-166,398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031418" calcext:value-type="float">
            <text:p>5,03E-09</text:p>
          </table:table-cell>
          <table:table-cell/>
          <table:table-cell table:formula="of:=([.B40]-[.G40])/[.A40]" office:value-type="float" office:value="2657.347985" calcext:value-type="float">
            <text:p>2657,347985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63168" calcext:value-type="float">
            <text:p>26631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4683" calcext:value-type="float">
            <text:p>-166,468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3996124" calcext:value-type="float">
            <text:p>4,00E-09</text:p>
          </table:table-cell>
          <table:table-cell/>
          <table:table-cell table:formula="of:=([.B41]-[.G41])/[.A41]" office:value-type="float" office:value="2663.3344683" calcext:value-type="float">
            <text:p>2663,3344683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26639170" calcext:value-type="float">
            <text:p>2,66E+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6.7555" calcext:value-type="float">
            <text:p>-166,755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5580972" calcext:value-type="float">
            <text:p>5,58E-09</text:p>
          </table:table-cell>
          <table:table-cell/>
          <table:table-cell table:formula="of:=([.B42]-[.G42])/[.A42]" office:value-type="float" office:value="2663.93367555" calcext:value-type="float">
            <text:p>2663,93367555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266399200" calcext:value-type="float">
            <text:p>2,66E+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602" calcext:value-type="float">
            <text:p>-164,60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3218273" calcext:value-type="float">
            <text:p>3,22E-09</text:p>
          </table:table-cell>
          <table:table-cell/>
          <table:table-cell table:formula="of:=([.B43]-[.G43])/[.A43]" office:value-type="float" office:value="2663.99364602" calcext:value-type="float">
            <text:p>2663,99364602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2663999000" calcext:value-type="float">
            <text:p>2,66E+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9766" calcext:value-type="float">
            <text:p>-163,976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2799435" calcext:value-type="float">
            <text:p>2,80E-09</text:p>
          </table:table-cell>
          <table:table-cell/>
          <table:table-cell table:formula="of:=([.B44]-[.G44])/[.A44]" office:value-type="float" office:value="2663.9991639766" calcext:value-type="float">
            <text:p>2663,9991639766</text:p>
          </table:table-cell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xp model </text:p>
          </table:table-cell>
          <table:table-cell office:value-type="string" calcext:value-type="string">
            <text:p>steady shear </text:p>
          </table:table-cell>
          <table:table-cell office:value-type="string" calcext:value-type="string">
            <text:p>Epsilon = 0.25</text:p>
          </table:table-cell>
          <table:table-cell table:number-columns-repeated="8"/>
          <table:table-cell table:formula="of:=CONCATENATE([.A47];[.B47];[.C47];[.D47])" office:value-type="string" office:string-value="Exp model steady shear Epsilon = 0.25" calcext:value-type="string">
            <text:p>Exp model steady shear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shear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style-name="ce2" office:value-type="float" office:value="0.000006659998" calcext:value-type="float">
            <text:p>6,66E-06</text:p>
          </table:table-cell>
          <table:table-cell office:value-type="float" office:value="0.03330001" calcext:value-type="float">
            <text:p>0,033300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5471" calcext:value-type="float">
            <text:p>3,96E-07</text:p>
          </table:table-cell>
          <table:table-cell/>
          <table:table-cell table:formula="of:=[.C50]/[.A50]" office:value-type="float" office:value="333.0001" calcext:value-type="float">
            <text:p>333,0001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 table:number-columns-repeated="1636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06659991" calcext:value-type="float">
            <text:p>0,0006659991</text:p>
          </table:table-cell>
          <table:table-cell office:value-type="float" office:value="0.332999" calcext:value-type="float">
            <text:p>0,332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21807" calcext:value-type="float">
            <text:p>4,82E-06</text:p>
          </table:table-cell>
          <table:table-cell/>
          <table:table-cell table:formula="of:=[.C51]/[.A51]" office:value-type="float" office:value="332.999" calcext:value-type="float">
            <text:p>332,999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6659334" calcext:value-type="float">
            <text:p>0,06659334</text:p>
          </table:table-cell>
          <table:table-cell office:value-type="float" office:value="3.329834" calcext:value-type="float">
            <text:p>3,32983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98265" calcext:value-type="float">
            <text:p>1,00E-08</text:p>
          </table:table-cell>
          <table:table-cell table:style-name="ce3"/>
          <table:table-cell table:formula="of:=[.C52]/[.A52]" office:value-type="float" office:value="332.9834" calcext:value-type="float">
            <text:p>332,9834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6.594382" calcext:value-type="float">
            <text:p>6,594382</text:p>
          </table:table-cell>
          <table:table-cell office:value-type="float" office:value="33.13555" calcext:value-type="float">
            <text:p>33,135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880815" calcext:value-type="float">
            <text:p>9,88E-09</text:p>
          </table:table-cell>
          <table:table-cell table:style-name="ce3"/>
          <table:table-cell table:formula="of:=[.C53]/[.A53]" office:value-type="float" office:value="331.3555" calcext:value-type="float">
            <text:p>331,3555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7.7174" calcext:value-type="float">
            <text:p>377,7174</text:p>
          </table:table-cell>
          <table:table-cell office:value-type="float" office:value="250.7787" calcext:value-type="float">
            <text:p>250,77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1337" calcext:value-type="float">
            <text:p>9,67E-09</text:p>
          </table:table-cell>
          <table:table-cell table:style-name="ce3"/>
          <table:table-cell table:formula="of:=[.C54]/[.A54]" office:value-type="float" office:value="250.7787" calcext:value-type="float">
            <text:p>250,7787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54.83" calcext:value-type="float">
            <text:p>2254,83</text:p>
          </table:table-cell>
          <table:table-cell office:value-type="float" office:value="612.7228" calcext:value-type="float">
            <text:p>612,722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368114" calcext:value-type="float">
            <text:p>9,37E-09</text:p>
          </table:table-cell>
          <table:table-cell table:style-name="ce3"/>
          <table:table-cell table:formula="of:=[.C55]/[.A55]" office:value-type="float" office:value="61.27228" calcext:value-type="float">
            <text:p>61,27228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816.41" calcext:value-type="float">
            <text:p>4816,41</text:p>
          </table:table-cell>
          <table:table-cell office:value-type="float" office:value="895.5066" calcext:value-type="float">
            <text:p>895,506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3302" calcext:value-type="float">
            <text:p>9,67E-09</text:p>
          </table:table-cell>
          <table:table-cell table:style-name="ce3"/>
          <table:table-cell table:formula="of:=[.C56]/[.A56]" office:value-type="float" office:value="8.955066" calcext:value-type="float">
            <text:p>8,955066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81.317" calcext:value-type="float">
            <text:p>7581,317</text:p>
          </table:table-cell>
          <table:table-cell office:value-type="float" office:value="1123.517" calcext:value-type="float">
            <text:p>1123,5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18507" calcext:value-type="float">
            <text:p>9,92E-09</text:p>
          </table:table-cell>
          <table:table-cell table:style-name="ce3"/>
          <table:table-cell table:formula="of:=[.C57]/[.A57]" office:value-type="float" office:value="1.123517" calcext:value-type="float">
            <text:p>1,123517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0435.55" calcext:value-type="float">
            <text:p>1,04E+04</text:p>
          </table:table-cell>
          <table:table-cell office:value-type="float" office:value="1318.151" calcext:value-type="float">
            <text:p>1318,15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91703" calcext:value-type="float">
            <text:p>9,92E-09</text:p>
          </table:table-cell>
          <table:table-cell table:style-name="ce3"/>
          <table:table-cell table:formula="of:=[.C58]/[.A58]" office:value-type="float" office:value="0.1318151" calcext:value-type="float">
            <text:p>0,1318151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3339.11" calcext:value-type="float">
            <text:p>1,33E+04</text:p>
          </table:table-cell>
          <table:table-cell office:value-type="float" office:value="1490.29" calcext:value-type="float">
            <text:p>1490,29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583832" calcext:value-type="float">
            <text:p>9,58E-09</text:p>
          </table:table-cell>
          <table:table-cell table:style-name="ce3"/>
          <table:table-cell table:formula="of:=[.C59]/[.A59]" office:value-type="float" office:value="0.0149029" calcext:value-type="float">
            <text:p>0,0149029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6273.71" calcext:value-type="float">
            <text:p>1,63E+04</text:p>
          </table:table-cell>
          <table:table-cell office:value-type="float" office:value="1646.08" calcext:value-type="float">
            <text:p>1646,0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,0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string" calcext:value-type="string">
            <text:p>Converged</text:p>
          </table:table-cell>
          <table:table-cell table:style-name="ce2" office:value-type="float" office:value="0.000000009671911" calcext:value-type="float">
            <text:p>9,67E-09</text:p>
          </table:table-cell>
          <table:table-cell table:style-name="ce3"/>
          <table:table-cell table:formula="of:=[.C60]/[.A60]" office:value-type="float" office:value="0.00164608" calcext:value-type="float">
            <text:p>0,00164608</text:p>
          </table:table-cell>
          <table:table-cell table:number-columns-repeated="9"/>
          <table:table-cell table:style-name="ce2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xp model </text:p>
          </table:table-cell>
          <table:table-cell office:value-type="string" calcext:value-type="string">
            <text:p>steady uniaxial elongation </text:p>
          </table:table-cell>
          <table:table-cell office:value-type="string" calcext:value-type="string">
            <text:p>Epsilon = 0.25</text:p>
          </table:table-cell>
          <table:table-cell table:number-columns-repeated="8"/>
          <table:table-cell table:formula="of:=CONCATENATE([.A62];[.B62];[.C62];[.D62])" office:value-type="string" office:string-value="Exp model steady uniaxial elongation Epsilon = 0.25" calcext:value-type="string">
            <text:p>Exp model steady uniaxial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uniax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float" office:value="0" calcext:value-type="float">
            <text:p>0</text:p>
          </table:table-cell>
          <table:table-cell office:value-type="float" office:value="-0.03329668" calcext:value-type="float">
            <text:p>-0,03329668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4602" calcext:value-type="float">
            <text:p>3,95E-07</text:p>
          </table:table-cell>
          <table:table-cell/>
          <table:table-cell table:formula="of:=([.B65]-[.E65])/[.A65]" office:value-type="float" office:value="999.1001" calcext:value-type="float">
            <text:p>999,1001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21" calcext:value-type="float">
            <text:p>0,6673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float" office:value="0" calcext:value-type="float">
            <text:p>0</text:p>
          </table:table-cell>
          <table:table-cell office:value-type="float" office:value="-0.332666" calcext:value-type="float">
            <text:p>-0,332666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17584" calcext:value-type="float">
            <text:p>4,82E-06</text:p>
          </table:table-cell>
          <table:table-cell/>
          <table:table-cell table:formula="of:=([.B66]-[.E66])/[.A66]" office:value-type="float" office:value="999.9981" calcext:value-type="float">
            <text:p>999,9981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868" calcext:value-type="float">
            <text:p>6,794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float" office:value="0" calcext:value-type="float">
            <text:p>0</text:p>
          </table:table-cell>
          <table:table-cell office:value-type="float" office:value="-3.296535" calcext:value-type="float">
            <text:p>-3,296535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7725" calcext:value-type="float">
            <text:p>9,97E-09</text:p>
          </table:table-cell>
          <table:table-cell/>
          <table:table-cell table:formula="of:=([.B67]-[.E67])/[.A67]" office:value-type="float" office:value="1009.1403" calcext:value-type="float">
            <text:p>1009,1403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55896" calcext:value-type="float">
            <text:p>81,55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float" office:value="0" calcext:value-type="float">
            <text:p>0</text:p>
          </table:table-cell>
          <table:table-cell office:value-type="float" office:value="-29.82302" calcext:value-type="float">
            <text:p>-29,8230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24609" calcext:value-type="float">
            <text:p>9,82E-09</text:p>
          </table:table-cell>
          <table:table-cell/>
          <table:table-cell table:formula="of:=([.B68]-[.E68])/[.A68]" office:value-type="float" office:value="1113.8198" calcext:value-type="float">
            <text:p>1113,8198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9.237" calcext:value-type="float">
            <text:p>1399,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float" office:value="0" calcext:value-type="float">
            <text:p>0</text:p>
          </table:table-cell>
          <table:table-cell office:value-type="float" office:value="-95.80048" calcext:value-type="float">
            <text:p>-95,8004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562054" calcext:value-type="float">
            <text:p>8,56E-09</text:p>
          </table:table-cell>
          <table:table-cell/>
          <table:table-cell table:formula="of:=([.B69]-[.E69])/[.A69]" office:value-type="float" office:value="1495.03748" calcext:value-type="float">
            <text:p>1495,03748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00.755" calcext:value-type="float">
            <text:p>4300,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float" office:value="0" calcext:value-type="float">
            <text:p>0</text:p>
          </table:table-cell>
          <table:table-cell office:value-type="float" office:value="-105.5516" calcext:value-type="float">
            <text:p>-105,551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606955" calcext:value-type="float">
            <text:p>9,61E-09</text:p>
          </table:table-cell>
          <table:table-cell/>
          <table:table-cell table:formula="of:=([.B70]-[.E70])/[.A70]" office:value-type="float" office:value="440.63066" calcext:value-type="float">
            <text:p>440,63066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331.997" calcext:value-type="float">
            <text:p>7331,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float" office:value="0" calcext:value-type="float">
            <text:p>0</text:p>
          </table:table-cell>
          <table:table-cell office:value-type="float" office:value="-107.7379" calcext:value-type="float">
            <text:p>-107,737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83549" calcext:value-type="float">
            <text:p>9,98E-09</text:p>
          </table:table-cell>
          <table:table-cell/>
          <table:table-cell table:formula="of:=([.B71]-[.E71])/[.A71]" office:value-type="float" office:value="74.397349" calcext:value-type="float">
            <text:p>74,397349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3.8" calcext:value-type="float">
            <text:p>10383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float" office:value="0" calcext:value-type="float">
            <text:p>0</text:p>
          </table:table-cell>
          <table:table-cell office:value-type="float" office:value="-108.6766" calcext:value-type="float">
            <text:p>-108,676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616684" calcext:value-type="float">
            <text:p>8,62E-09</text:p>
          </table:table-cell>
          <table:table-cell/>
          <table:table-cell table:formula="of:=([.B72]-[.E72])/[.A72]" office:value-type="float" office:value="10.4924766" calcext:value-type="float">
            <text:p>10,4924766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3442.43" calcext:value-type="float">
            <text:p>1,34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float" office:value="0" calcext:value-type="float">
            <text:p>0</text:p>
          </table:table-cell>
          <table:table-cell office:value-type="float" office:value="-109.1967" calcext:value-type="float">
            <text:p>-109,196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539384" calcext:value-type="float">
            <text:p>9,54E-09</text:p>
          </table:table-cell>
          <table:table-cell/>
          <table:table-cell table:formula="of:=([.B73]-[.E73])/[.A73]" office:value-type="float" office:value="1.35516267" calcext:value-type="float">
            <text:p>1,35516267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6504.17" calcext:value-type="float">
            <text:p>1,65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float" office:value="0" calcext:value-type="float">
            <text:p>0</text:p>
          </table:table-cell>
          <table:table-cell office:value-type="float" office:value="-109.5368" calcext:value-type="float">
            <text:p>-109,5368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84007" calcext:value-type="float">
            <text:p>9,88E-09</text:p>
          </table:table-cell>
          <table:table-cell/>
          <table:table-cell table:formula="of:=([.B74]-[.E74])/[.A74]" office:value-type="float" office:value="0.166137068" calcext:value-type="float">
            <text:p>0,166137068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9567.52" calcext:value-type="float">
            <text:p>1,96E+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float" office:value="0" calcext:value-type="float">
            <text:p>0</text:p>
          </table:table-cell>
          <table:table-cell office:value-type="float" office:value="-109.7549" calcext:value-type="float">
            <text:p>-109,754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341049" calcext:value-type="float">
            <text:p>9,34E-09</text:p>
          </table:table-cell>
          <table:table-cell/>
          <table:table-cell table:formula="of:=([.B75]-[.E75])/[.A75]" office:value-type="float" office:value="0.0196772749" calcext:value-type="float">
            <text:p>0,0196772749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number-columns-repeated="6"/>
          <table:table-cell table:style-name="ce2"/>
          <table:table-cell table:number-columns-repeated="16375"/>
        </table:table-row>
        <table:table-row table:style-name="ro1">
          <table:table-cell office:value-type="string" calcext:value-type="string">
            <text:p>Exp model </text:p>
          </table:table-cell>
          <table:table-cell office:value-type="string" calcext:value-type="string">
            <text:p>steady planar elongation </text:p>
          </table:table-cell>
          <table:table-cell office:value-type="string" calcext:value-type="string">
            <text:p>Epsilon = 0.25</text:p>
          </table:table-cell>
          <table:table-cell table:number-columns-repeated="8"/>
          <table:table-cell table:formula="of:=CONCATENATE([.A77];[.B77];[.C77];[.D77])" office:value-type="string" office:string-value="Exp model steady planar elongation Epsilon = 0.25" calcext:value-type="string">
            <text:p>Exp model steady planar elongation Epsilon = 0.2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******* Ramp mode: variable ÎµÌ‡|Î³Ì‡ **********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ÎµÌ‡|Î³Ì‡</text:p>
          </table:table-cell>
          <table:table-cell office:value-type="string" calcext:value-type="string">
            <text:p>extStressXX</text:p>
          </table:table-cell>
          <table:table-cell office:value-type="string" calcext:value-type="string">
            <text:p>extStressXY</text:p>
          </table:table-cell>
          <table:table-cell office:value-type="string" calcext:value-type="string">
            <text:p>extStressXZ</text:p>
          </table:table-cell>
          <table:table-cell office:value-type="string" calcext:value-type="string">
            <text:p>extStressYY</text:p>
          </table:table-cell>
          <table:table-cell office:value-type="string" calcext:value-type="string">
            <text:p>extStressYZ</text:p>
          </table:table-cell>
          <table:table-cell office:value-type="string" calcext:value-type="string">
            <text:p>extStressZZ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lative_Error</text:p>
          </table:table-cell>
          <table:table-cell/>
          <table:table-cell office:value-type="string" calcext:value-type="string">
            <text:p>eta_plnar_elongation</text:p>
          </table:table-cell>
          <table:table-cell table:number-columns-repeated="16373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6661333" calcext:value-type="float">
            <text:p>0,06661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06658669" calcext:value-type="float">
            <text:p>-0,06658669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0395547" calcext:value-type="float">
            <text:p>3,96E-07</text:p>
          </table:table-cell>
          <table:table-cell/>
          <table:table-cell table:formula="of:=([.B80]-[.G80])/[.A80]" office:value-type="float" office:value="1332.0002" calcext:value-type="float">
            <text:p>1332,0002</text:p>
          </table:table-cell>
          <table:table-cell table:number-columns-repeated="16373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6673317" calcext:value-type="float">
            <text:p>0,66733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6646677" calcext:value-type="float">
            <text:p>-0,6646677</text:p>
          </table:table-cell>
          <table:table-cell office:value-type="string" calcext:value-type="string">
            <text:p>Exceed_Niter</text:p>
          </table:table-cell>
          <table:table-cell table:style-name="ce2" office:value-type="float" office:value="0.000004821799" calcext:value-type="float">
            <text:p>4,82E-06</text:p>
          </table:table-cell>
          <table:table-cell/>
          <table:table-cell table:formula="of:=([.B81]-[.G81])/[.A81]" office:value-type="float" office:value="1331.9994" calcext:value-type="float">
            <text:p>1331,9994</text:p>
          </table:table-cell>
          <table:table-cell table:number-columns-repeated="1637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6.794532" calcext:value-type="float">
            <text:p>6,794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28132" calcext:value-type="float">
            <text:p>-6,528132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7579" calcext:value-type="float">
            <text:p>9,97E-09</text:p>
          </table:table-cell>
          <table:table-cell/>
          <table:table-cell table:formula="of:=([.B82]-[.G82])/[.A82]" office:value-type="float" office:value="1332.2664" calcext:value-type="float">
            <text:p>1332,2664</text:p>
          </table:table-cell>
          <table:table-cell table:number-columns-repeated="1637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81.20115" calcext:value-type="float">
            <text:p>81,20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4.58187" calcext:value-type="float">
            <text:p>-54,5818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719861" calcext:value-type="float">
            <text:p>9,72E-09</text:p>
          </table:table-cell>
          <table:table-cell/>
          <table:table-cell table:formula="of:=([.B83]-[.G83])/[.A83]" office:value-type="float" office:value="1357.8302" calcext:value-type="float">
            <text:p>1357,8302</text:p>
          </table:table-cell>
          <table:table-cell table:number-columns-repeated="163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2.832" calcext:value-type="float">
            <text:p>1362,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48.373" calcext:value-type="float">
            <text:p>-148,37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8786228" calcext:value-type="float">
            <text:p>8,79E-09</text:p>
          </table:table-cell>
          <table:table-cell/>
          <table:table-cell table:formula="of:=([.B84]-[.G84])/[.A84]" office:value-type="float" office:value="1511.205" calcext:value-type="float">
            <text:p>1511,205</text:p>
          </table:table-cell>
          <table:table-cell table:number-columns-repeated="163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50.996" calcext:value-type="float">
            <text:p>4250,9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0.2244" calcext:value-type="float">
            <text:p>-160,2244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968418" calcext:value-type="float">
            <text:p>9,97E-09</text:p>
          </table:table-cell>
          <table:table-cell/>
          <table:table-cell table:formula="of:=([.B85]-[.G85])/[.A85]" office:value-type="float" office:value="441.12204" calcext:value-type="float">
            <text:p>441,12204</text:p>
          </table:table-cell>
          <table:table-cell table:number-columns-repeated="163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279.714" calcext:value-type="float">
            <text:p>7279,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2.777" calcext:value-type="float">
            <text:p>-162,777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719516" calcext:value-type="float">
            <text:p>9,72E-09</text:p>
          </table:table-cell>
          <table:table-cell/>
          <table:table-cell table:formula="of:=([.B86]-[.G86])/[.A86]" office:value-type="float" office:value="74.42491" calcext:value-type="float">
            <text:p>74,42491</text:p>
          </table:table-cell>
          <table:table-cell table:number-columns-repeated="1637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30.52" calcext:value-type="float">
            <text:p>10330,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3.859" calcext:value-type="float">
            <text:p>-163,85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894158" calcext:value-type="float">
            <text:p>9,89E-09</text:p>
          </table:table-cell>
          <table:table-cell/>
          <table:table-cell table:formula="of:=([.B87]-[.G87])/[.A87]" office:value-type="float" office:value="10.494379" calcext:value-type="float">
            <text:p>10,494379</text:p>
          </table:table-cell>
          <table:table-cell table:number-columns-repeated="1637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2" office:value-type="float" office:value="13388.62" calcext:value-type="float">
            <text:p>1,34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4549" calcext:value-type="float">
            <text:p>-164,4549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008038" calcext:value-type="float">
            <text:p>9,01E-09</text:p>
          </table:table-cell>
          <table:table-cell/>
          <table:table-cell table:formula="of:=([.B88]-[.G88])/[.A88]" office:value-type="float" office:value="1.35530749" calcext:value-type="float">
            <text:p>1,35530749</text:p>
          </table:table-cell>
          <table:table-cell table:number-columns-repeated="1637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2" office:value-type="float" office:value="16450.01" calcext:value-type="float">
            <text:p>1,6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4.8316" calcext:value-type="float">
            <text:p>-164,8316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508424" calcext:value-type="float">
            <text:p>9,51E-09</text:p>
          </table:table-cell>
          <table:table-cell/>
          <table:table-cell table:formula="of:=([.B89]-[.G89])/[.A89]" office:value-type="float" office:value="0.166148416" calcext:value-type="float">
            <text:p>0,166148416</text:p>
          </table:table-cell>
          <table:table-cell table:number-columns-repeated="16373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2" office:value-type="float" office:value="19513.16" calcext:value-type="float">
            <text:p>1,95E+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65.0913" calcext:value-type="float">
            <text:p>-165,0913</text:p>
          </table:table-cell>
          <table:table-cell office:value-type="string" calcext:value-type="string">
            <text:p>Converged</text:p>
          </table:table-cell>
          <table:table-cell table:style-name="ce2" office:value-type="float" office:value="0.000000009385318" calcext:value-type="float">
            <text:p>9,39E-09</text:p>
          </table:table-cell>
          <table:table-cell/>
          <table:table-cell table:formula="of:=([.B90]-[.G90])/[.A90]" office:value-type="float" office:value="0.0196782513" calcext:value-type="float">
            <text:p>0,0196782513</text:p>
          </table:table-cell>
          <table:table-cell table:number-columns-repeated="16373"/>
        </table:table-row>
        <table:table-row table:style-name="ro2" table:number-rows-repeated="104848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Schön, Malte</meta:initial-creator>
    <meta:creation-date>2024-04-16T08:00:54Z</meta:creation-date>
    <dc:date>2024-04-16T11:18:00.770000000</dc:date>
    <meta:editing-duration>PT4M20S</meta:editing-duration>
    <meta:editing-cycles>2</meta:editing-cycles>
    <meta:document-statistic meta:table-count="1" meta:cell-count="7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chart:auto-size="true" chart:treat-empty-cells="ignore"/>
      <style:graphic-properties draw:stroke="none" draw:fill="none"/>
    </style:style>
    <style:style style:name="ch3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graphic-properties svg:stroke-width="0.026cm" svg:stroke-color="#d9d9d9"/>
    </style:style>
    <style:style style:name="ch5" style:family="chart" style:data-style-name="N0">
      <style:chart-properties chart:display-label="true" chart:tick-marks-major-inner="false" chart:tick-marks-major-outer="false" chart:logarithmic="tru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0">
      <style:chart-properties chart:symbol-type="none" chart:link-data-style-to-source="true"/>
      <style:graphic-properties svg:stroke-width="0.053cm" svg:stroke-color="#156082" svg:stroke-linecap="round" draw:fill="none" draw:fill-color="#156082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e97132" svg:stroke-linecap="round" draw:fill="none" draw:fill-color="#e97132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0f9ed5" svg:stroke-linecap="round" draw:fill="none" draw:fill-color="#0f9ed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a02b93" svg:stroke-linecap="round" draw:fill="none" draw:fill-color="#a02b93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617cm" svg:height="13.614cm" xlink:href=".." xlink:type="simple" chart:class="chart:scatter" chart:style-name="ch1">
        <chart:plot-area chart:style-name="ch2" table:cell-range-address="Tabelle1.A4:Tabelle1.A14 Tabelle1.A1:Tabelle1.A1 Tabelle1.K4:Tabelle1.K14 Tabelle1.B16:Tabelle1.B16 Tabelle1.K19:Tabelle1.K29 Tabelle1.A47:Tabelle1.A47 Tabelle1.K50:Tabelle1.K60 Tabelle1.A62:Tabelle1.A62 Tabelle1.K65:Tabelle1.K75" chart:data-source-has-labels="row" svg:x="0.332cm" svg:y="0.272cm" svg:width="15.953cm" svg:height="13.07cm">
          <chart:coordinate-region svg:x="1.244cm" svg:y="0.458cm" svg:width="14.575cm" svg:height="12.26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Tabelle1.K4:Tabelle1.K14" chart:label-cell-address="Tabelle1.A1:Tabelle1.A1" chart:class="chart:scatter">
            <chart:domain table:cell-range-address="Tabelle1.A4:Tabelle1.A14"/>
            <chart:data-point chart:repeated="11"/>
          </chart:series>
          <chart:series chart:style-name="ch7" chart:values-cell-range-address="Tabelle1.K19:Tabelle1.K29" chart:label-cell-address="Tabelle1.B16:Tabelle1.B16" chart:class="chart:scatter">
            <chart:domain table:cell-range-address="Tabelle1.A19:Tabelle1.A29"/>
            <chart:data-point chart:repeated="11"/>
          </chart:series>
          <chart:series chart:style-name="ch8" chart:values-cell-range-address="Tabelle1.K50:Tabelle1.K60" chart:label-cell-address="Tabelle1.A47:Tabelle1.A47" chart:class="chart:scatter">
            <chart:domain table:cell-range-address="Tabelle1.A50:Tabelle1.A60"/>
            <chart:data-point chart:repeated="11"/>
          </chart:series>
          <chart:series chart:style-name="ch9" chart:values-cell-range-address="Tabelle1.K65:Tabelle1.K75" chart:label-cell-address="Tabelle1.A62:Tabelle1.A62" chart:class="chart:scatter">
            <chart:domain table:cell-range-address="Tabelle1.A65:Tabelle1.A74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ear model </text:p>
                <draw:g>
                  <svg:desc>Tabelle1.A1:Tabelle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teady uniaxial elongation </text:p>
                <draw:g>
                  <svg:desc>Tabelle1.B16:Tabelle1.B1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xp model </text:p>
                <draw:g>
                  <svg:desc>Tabelle1.A47:Tabelle1.A4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Exp model </text:p>
                <draw:g>
                  <svg:desc>Tabelle1.A62:Tabelle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Tabelle1.A4:Tabelle1.A14</svg:desc>
                </draw:g>
              </table:table-cell>
              <table:table-cell office:value-type="float" office:value="333.0045">
                <text:p>333.0045</text:p>
                <draw:g>
                  <svg:desc>Tabelle1.K4:Tabelle1.K14</svg:desc>
                </draw:g>
              </table:table-cell>
              <table:table-cell office:value-type="float" office:value="0.0001">
                <text:p>0.0001</text:p>
                <draw:g>
                  <svg:desc>Tabelle1.A19:Tabelle1.A29</svg:desc>
                </draw:g>
              </table:table-cell>
              <table:table-cell office:value-type="float" office:value="999.1134">
                <text:p>999.1134</text:p>
                <draw:g>
                  <svg:desc>Tabelle1.K19:Tabelle1.K29</svg:desc>
                </draw:g>
              </table:table-cell>
              <table:table-cell office:value-type="float" office:value="0.0001">
                <text:p>0.0001</text:p>
                <draw:g>
                  <svg:desc>Tabelle1.A50:Tabelle1.A60</svg:desc>
                </draw:g>
              </table:table-cell>
              <table:table-cell office:value-type="float" office:value="333.0001">
                <text:p>333.0001</text:p>
                <draw:g>
                  <svg:desc>Tabelle1.K50:Tabelle1.K60</svg:desc>
                </draw:g>
              </table:table-cell>
              <table:table-cell office:value-type="float" office:value="0.0001">
                <text:p>0.0001</text:p>
                <draw:g>
                  <svg:desc>Tabelle1.A65:Tabelle1.A74</svg:desc>
                </draw:g>
              </table:table-cell>
              <table:table-cell office:value-type="float" office:value="999.1001">
                <text:p>999.1001</text:p>
                <draw:g>
                  <svg:desc>Tabelle1.K65:Tabelle1.K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332.9998">
                <text:p>332.9998</text:p>
              </table:table-cell>
              <table:table-cell office:value-type="float" office:value="0.001">
                <text:p>0.001</text:p>
              </table:table-cell>
              <table:table-cell office:value-type="float" office:value="1000.0005">
                <text:p>1000.0005</text:p>
              </table:table-cell>
              <table:table-cell office:value-type="float" office:value="0.001">
                <text:p>0.001</text:p>
              </table:table-cell>
              <table:table-cell office:value-type="float" office:value="332.999">
                <text:p>332.999</text:p>
              </table:table-cell>
              <table:table-cell office:value-type="float" office:value="0.001">
                <text:p>0.001</text:p>
              </table:table-cell>
              <table:table-cell office:value-type="float" office:value="999.9981">
                <text:p>999.9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  <table:table-cell office:value-type="float" office:value="0.01">
                <text:p>0.01</text:p>
              </table:table-cell>
              <table:table-cell office:value-type="float" office:value="332.9834">
                <text:p>332.9834</text:p>
              </table:table-cell>
              <table:table-cell office:value-type="float" office:value="0.01">
                <text:p>0.01</text:p>
              </table:table-cell>
              <table:table-cell office:value-type="float" office:value="1009.1403">
                <text:p>1009.1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31.3595">
                <text:p>331.3595</text:p>
              </table:table-cell>
              <table:table-cell office:value-type="float" office:value="0.1">
                <text:p>0.1</text:p>
              </table:table-cell>
              <table:table-cell office:value-type="float" office:value="1113.9862">
                <text:p>1113.9862</text:p>
              </table:table-cell>
              <table:table-cell office:value-type="float" office:value="0.1">
                <text:p>0.1</text:p>
              </table:table-cell>
              <table:table-cell office:value-type="float" office:value="331.3555">
                <text:p>331.3555</text:p>
              </table:table-cell>
              <table:table-cell office:value-type="float" office:value="0.1">
                <text:p>0.1</text:p>
              </table:table-cell>
              <table:table-cell office:value-type="float" office:value="1113.8198">
                <text:p>1113.8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56.7154">
                <text:p>256.7154</text:p>
              </table:table-cell>
              <table:table-cell office:value-type="float" office:value="1">
                <text:p>1</text:p>
              </table:table-cell>
              <table:table-cell office:value-type="float" office:value="2079.52382">
                <text:p>2079.52382</text:p>
              </table:table-cell>
              <table:table-cell office:value-type="float" office:value="1">
                <text:p>1</text:p>
              </table:table-cell>
              <table:table-cell office:value-type="float" office:value="250.7787">
                <text:p>250.7787</text:p>
              </table:table-cell>
              <table:table-cell office:value-type="float" office:value="1">
                <text:p>1</text:p>
              </table:table-cell>
              <table:table-cell office:value-type="float" office:value="1495.03748">
                <text:p>1495.03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2.23587">
                <text:p>82.23587</text:p>
              </table:table-cell>
              <table:table-cell office:value-type="float" office:value="10">
                <text:p>10</text:p>
              </table:table-cell>
              <table:table-cell office:value-type="float" office:value="2598.10656">
                <text:p>2598.10656</text:p>
              </table:table-cell>
              <table:table-cell office:value-type="float" office:value="10">
                <text:p>10</text:p>
              </table:table-cell>
              <table:table-cell office:value-type="float" office:value="61.27228">
                <text:p>61.27228</text:p>
              </table:table-cell>
              <table:table-cell office:value-type="float" office:value="10">
                <text:p>10</text:p>
              </table:table-cell>
              <table:table-cell office:value-type="float" office:value="440.63066">
                <text:p>440.63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9.09439">
                <text:p>19.09439</text:p>
              </table:table-cell>
              <table:table-cell office:value-type="float" office:value="100">
                <text:p>100</text:p>
              </table:table-cell>
              <table:table-cell office:value-type="float" office:value="2657.347073">
                <text:p>2657.347073</text:p>
              </table:table-cell>
              <table:table-cell office:value-type="float" office:value="100">
                <text:p>100</text:p>
              </table:table-cell>
              <table:table-cell office:value-type="float" office:value="8.955066">
                <text:p>8.955066</text:p>
              </table:table-cell>
              <table:table-cell office:value-type="float" office:value="100">
                <text:p>100</text:p>
              </table:table-cell>
              <table:table-cell office:value-type="float" office:value="74.397349">
                <text:p>74.397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4.177917">
                <text:p>4.177917</text:p>
              </table:table-cell>
              <table:table-cell office:value-type="float" office:value="1000">
                <text:p>1000</text:p>
              </table:table-cell>
              <table:table-cell office:value-type="float" office:value="2663.3339938">
                <text:p>2663.3339938</text:p>
              </table:table-cell>
              <table:table-cell office:value-type="float" office:value="1000">
                <text:p>1000</text:p>
              </table:table-cell>
              <table:table-cell office:value-type="float" office:value="1.123517">
                <text:p>1.123517</text:p>
              </table:table-cell>
              <table:table-cell office:value-type="float" office:value="1000">
                <text:p>1000</text:p>
              </table:table-cell>
              <table:table-cell office:value-type="float" office:value="10.4924766">
                <text:p>10.4924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0.9030846">
                <text:p>0.9030846</text:p>
              </table:table-cell>
              <table:table-cell office:value-type="float" office:value="10000">
                <text:p>10000</text:p>
              </table:table-cell>
              <table:table-cell office:value-type="float" office:value="2663.93309226">
                <text:p>2663.93309226</text:p>
              </table:table-cell>
              <table:table-cell office:value-type="float" office:value="10000">
                <text:p>10000</text:p>
              </table:table-cell>
              <table:table-cell office:value-type="float" office:value="0.1318151">
                <text:p>0.1318151</text:p>
              </table:table-cell>
              <table:table-cell office:value-type="float" office:value="10000">
                <text:p>10000</text:p>
              </table:table-cell>
              <table:table-cell office:value-type="float" office:value="1.35516267">
                <text:p>1.355162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1947019">
                <text:p>0.1947019</text:p>
              </table:table-cell>
              <table:table-cell office:value-type="float" office:value="100000">
                <text:p>100000</text:p>
              </table:table-cell>
              <table:table-cell office:value-type="float" office:value="2663.993114222">
                <text:p>2663.993114222</text:p>
              </table:table-cell>
              <table:table-cell office:value-type="float" office:value="100000">
                <text:p>100000</text:p>
              </table:table-cell>
              <table:table-cell office:value-type="float" office:value="0.0149029">
                <text:p>0.0149029</text:p>
              </table:table-cell>
              <table:table-cell office:value-type="float" office:value="100000">
                <text:p>100000</text:p>
              </table:table-cell>
              <table:table-cell office:value-type="float" office:value="0.166137068">
                <text:p>0.166137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0.0419481">
                <text:p>0.0419481</text:p>
              </table:table-cell>
              <table:table-cell office:value-type="float" office:value="1000000">
                <text:p>1000000</text:p>
              </table:table-cell>
              <table:table-cell office:value-type="float" office:value="2663.9991114213">
                <text:p>2663.9991114213</text:p>
              </table:table-cell>
              <table:table-cell office:value-type="float" office:value="1000000">
                <text:p>1000000</text:p>
              </table:table-cell>
              <table:table-cell office:value-type="float" office:value="0.00164608">
                <text:p>0.00164608</text:p>
              </table:table-cell>
              <table:table-cell office:value-type="float" office:value="NaN">
                <text:p>NaN</text:p>
              </table:table-cell>
              <table:table-cell office:value-type="float" office:value="0.0196772749">
                <text:p>0.0196772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7.1$Windows_X86_64 LibreOffice_project/47eb0cf7efbacdee9b19ae25d6752381ede2312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